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251fc" officeooo:paragraph-rsid="004251fc"/>
    </style:style>
    <style:style style:name="P2" style:family="paragraph" style:parent-style-name="Standard">
      <style:text-properties officeooo:rsid="00429fe4" officeooo:paragraph-rsid="00429fe4"/>
    </style:style>
    <style:style style:name="P3" style:family="paragraph" style:parent-style-name="Standard">
      <style:text-properties officeooo:rsid="0043cacf" officeooo:paragraph-rsid="0043cacf"/>
    </style:style>
    <style:style style:name="P4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57" draw:style-name="gr2" draw:text-style-name="P4" svg:width="5.5732in" svg:height="0.7713in" svg:x="0.8583in" svg:y="-0.4953in"><text:p text:style-name="P4">Entity=root-partition type=root </text:p></draw:rect></text:p>
      <text:p text:style-name="Standard"><draw:line text:anchor-type="paragraph" draw:z-index="58" draw:style-name="gr5" draw:text-style-name="P4" svg:x1="2.3791in" svg:y1="0.0839in" svg:x2="1.8583in" svg:y2="0.624in"><text:p/></draw:line><draw:line text:anchor-type="paragraph" draw:z-index="59" draw:style-name="gr5" draw:text-style-name="P4" svg:x1="4.2126in" svg:y1="0.0839in" svg:x2="4.8169in" svg:y2="0.6031in"><text:p/></draw:line></text:p>
      <text:p text:style-name="Standard"/>
      <text:p text:style-name="Standard"/>
      <text:p text:style-name="Standard"><draw:rect text:anchor-type="paragraph" draw:z-index="16" draw:style-name="gr2" draw:text-style-name="P4" svg:width="3.198in" svg:height="0.9587in" svg:x="3.9835in" svg:y="0.0283in"><text:p text:style-name="P4">Entity=deployment type=partition priority=11</text:p><text:p text:style-name="P4"/></draw:rect><draw:rect text:anchor-type="paragraph" draw:z-index="15" draw:style-name="gr2" draw:text-style-name="P4" svg:width="2.8232in" svg:height="0.4831in" svg:x="0.0874in" svg:y="0.0492in"><text:p text:style-name="P4"><text:line-break/><text:line-break/>Entity=debug type=partition priority=10<text:line-break/></text:p><text:p text:style-name="P4"/></draw:rect></text:p>
      <text:p text:style-name="Standard"/>
      <text:p text:style-name="Standard"><draw:line text:anchor-type="paragraph" draw:z-index="41" draw:style-name="gr6" draw:text-style-name="P4" svg:x1="0.7335in" svg:y1="0.1484in" svg:x2="0.7335in" svg:y2="0.4087in"><text:p/></draw:line><draw:line text:anchor-type="paragraph" draw:z-index="42" draw:style-name="gr6" draw:text-style-name="P4" svg:x1="2.7646in" svg:y1="0.1484in" svg:x2="3.3165in" svg:y2="1.2075in"><text:p/></draw:line></text:p>
      <text:p text:style-name="Standard"/>
      <text:p text:style-name="Standard"><draw:ellipse text:anchor-type="paragraph" draw:z-index="37" draw:style-name="gr2" draw:text-style-name="P4" svg:width="2.9378in" svg:height="0.7051in" svg:x="-0.4646in" svg:y="0.0154in"><text:p text:style-name="P4">Row00</text:p><text:p text:style-name="P4">JobAllocatedList:S_P_ARRAY <text:line-break/>NumOfJobsAllocated:S_P_UINT<text:line-break/>FreeNodes FreeCores</text:p></draw:ellipse></text:p>
      <text:p text:style-name="Standard"><draw:ellipse text:anchor-type="paragraph" draw:z-index="40" draw:style-name="gr2" draw:text-style-name="P4" svg:width="0.7606in" svg:height="0.3543in" svg:x="4.3898in" svg:y="0.1744in"><text:p text:style-name="P4">row02</text:p></draw:ellipse><draw:line text:anchor-type="paragraph" draw:z-index="43" draw:style-name="gr6" draw:text-style-name="P4" svg:x1="4.6917in" svg:y1="0.0283in" svg:x2="4.702in" svg:y2="0.174in"><text:p/></draw:line><draw:line text:anchor-type="paragraph" draw:z-index="44" draw:style-name="gr6" draw:text-style-name="P4" svg:x1="7.0563in" svg:y1="0.0283in" svg:x2="7.4in" svg:y2="0.2264in"><text:p/></draw:line></text:p>
      <text:p text:style-name="Standard"><draw:ellipse text:anchor-type="paragraph" draw:z-index="39" draw:style-name="gr2" draw:text-style-name="P4" svg:width="0.5835in" svg:height="0.2815in" svg:x="7.0146in" svg:y="0.0346in"><text:p text:style-name="P4">row03</text:p></draw:ellipse></text:p>
      <text:p text:style-name="Standard"><draw:ellipse text:anchor-type="paragraph" draw:z-index="38" draw:style-name="gr2" draw:text-style-name="P4" svg:width="0.865in" svg:height="0.3441in" svg:x="3.202in" svg:y="0.1764in"><text:p text:style-name="P4">row01</text:p></draw:ellipse><draw:line text:anchor-type="paragraph" draw:z-index="46" draw:style-name="gr6" draw:text-style-name="P4" svg:x1="7.3165in" svg:y1="0.1244in" svg:x2="6.9728in" svg:y2="1.3433in"><text:p/></draw:line><draw:line text:anchor-type="paragraph" draw:z-index="47" draw:style-name="gr6" draw:text-style-name="P4" svg:x1="4.6398in" svg:y1="0.1453in" svg:x2="4.5772in" svg:y2="0.4453in"><text:p/></draw:line><draw:line text:anchor-type="paragraph" draw:z-index="51" draw:style-name="gr6" draw:text-style-name="P4" svg:x1="1.0457in" svg:y1="0.1453in" svg:x2="2.1709in" svg:y2="0.4453in"><text:p/></draw:line><draw:line text:anchor-type="paragraph" draw:z-index="52" draw:style-name="gr6" draw:text-style-name="P4" svg:x1="1.8374in" svg:y1="0.072in" svg:x2="2.9209in" svg:y2="0.4366in"><text:p/></draw:line><draw:line text:anchor-type="paragraph" draw:z-index="50" draw:style-name="gr6" draw:text-style-name="P4" svg:x1="0.8898in" svg:y1="0.1453in" svg:x2="1.6189in" svg:y2="0.435in"><text:p/></draw:line><draw:line text:anchor-type="paragraph" draw:z-index="49" draw:style-name="gr6" draw:text-style-name="P4" svg:x1="0.7437in" svg:y1="0.1453in" svg:x2="0.9in" svg:y2="0.435in"><text:p/></draw:line><draw:line text:anchor-type="paragraph" draw:z-index="48" draw:style-name="gr6" draw:text-style-name="P4" svg:x1="0.4626in" svg:y1="0.1453in" svg:x2="0.4626in" svg:y2="0.4433in"><text:p/></draw:line></text:p>
      <text:p text:style-name="Standard"><draw:line text:anchor-type="paragraph" draw:z-index="53" draw:style-name="gr3" draw:text-style-name="P4" svg:x1="4.1917in" svg:y1="0.1547in" svg:x2="4.1917in" svg:y2="0.7276in"><text:p/></draw:line><draw:line text:anchor-type="paragraph" draw:z-index="54" draw:style-name="gr3" draw:text-style-name="P4" svg:x1="4.1917in" svg:y1="0.1547in" svg:x2="7.0354in" svg:y2="0.165in"><text:p/></draw:line><draw:line text:anchor-type="paragraph" draw:z-index="55" draw:style-name="gr3" draw:text-style-name="P4" svg:x1="7.0457in" svg:y1="0.1547in" svg:x2="7.0457in" svg:y2="0.7276in"><text:p/></draw:line></text:p>
      <text:p text:style-name="Standard"><draw:rect text:anchor-type="paragraph" draw:z-index="20" draw:style-name="gr2" draw:text-style-name="P4" svg:width="0.4067in" svg:height="0.3335in" svg:x="0.7543in" svg:y="0.0516in"><text:p/></draw:rect><draw:rect text:anchor-type="paragraph" draw:z-index="21" draw:style-name="gr2" draw:text-style-name="P4" svg:width="0.4067in" svg:height="0.3335in" svg:x="1.348in" svg:y="0.0516in"><text:p/></draw:rect><draw:rect text:anchor-type="paragraph" draw:z-index="22" draw:style-name="gr2" draw:text-style-name="P4" svg:width="0.4067in" svg:height="0.3335in" svg:x="1.9835in" svg:y="0.0618in"><text:p/></draw:rect><draw:rect text:anchor-type="paragraph" draw:z-index="26" draw:style-name="gr2" draw:text-style-name="P4" svg:width="0.4067in" svg:height="0.3335in" svg:x="5.3165in" svg:y="0.0618in"><text:p/></draw:rect><draw:rect text:anchor-type="paragraph" draw:z-index="27" draw:style-name="gr2" draw:text-style-name="P4" svg:width="0.4067in" svg:height="0.3335in" svg:x="4.7957in" svg:y="0.072in"><text:p/></draw:rect><draw:rect text:anchor-type="paragraph" draw:z-index="28" draw:style-name="gr2" draw:text-style-name="P4" svg:width="0.4067in" svg:height="0.3335in" svg:x="5.8791in" svg:y="0.072in"><text:p/></draw:rect><draw:rect text:anchor-type="paragraph" draw:z-index="29" draw:style-name="gr2" draw:text-style-name="P4" svg:width="0.4067in" svg:height="0.3335in" svg:x="6.5457in" svg:y="0.072in"><text:p/></draw:rect><draw:rect text:anchor-type="paragraph" draw:z-index="18" draw:style-name="gr2" draw:text-style-name="P4" svg:width="0.4067in" svg:height="0.3335in" svg:x="2.6083in" svg:y="0.0535in"><text:p text:style-name="P4"/></draw:rect><draw:line text:anchor-type="paragraph" draw:z-index="45" draw:style-name="gr6" draw:text-style-name="P4" svg:x1="3.3374in" svg:y1="0.0846in" svg:x2="3.0354in" svg:y2="0.9701in"><text:p/></draw:line><draw:rect text:anchor-type="paragraph" draw:z-index="25" draw:style-name="gr2" draw:text-style-name="P4" svg:width="0.4067in" svg:height="0.3335in" svg:x="4.3063in" svg:y="0.0618in"><text:p/></draw:rect><draw:rect text:anchor-type="paragraph" draw:z-index="19" draw:style-name="gr2" draw:text-style-name="P4" svg:width="0.4067in" svg:height="0.3335in" svg:x="0.1602in" svg:y="0.0598in"><text:p/></draw:rect></text:p>
      <text:p text:style-name="Standard"/>
      <text:p text:style-name="Standard"><draw:line text:anchor-type="paragraph" draw:z-index="56" draw:style-name="gr3" draw:text-style-name="P4" svg:x1="4.1917in" svg:y1="0.1528in" svg:x2="7.0461in" svg:y2="0.1425in"><text:p/></draw:line></text:p>
      <text:p text:style-name="Standard"><draw:rect text:anchor-type="paragraph" draw:z-index="17" draw:style-name="gr3" draw:text-style-name="P4" svg:width="0.4067in" svg:height="0.3335in" svg:x="1.3898in" svg:y="0.1661in"><text:p/></draw:rect><draw:rect text:anchor-type="paragraph" draw:z-index="23" draw:style-name="gr2" draw:text-style-name="P4" svg:width="0.4067in" svg:height="0.3335in" svg:x="5.3791in" svg:y="0.2264in"><text:p/></draw:rect><draw:rect text:anchor-type="paragraph" draw:z-index="24" draw:style-name="gr2" draw:text-style-name="P4" svg:width="0.4067in" svg:height="0.3335in" svg:x="4.848in" svg:y="0.2264in"><text:p/></draw:rect><draw:rect text:anchor-type="paragraph" draw:z-index="32" draw:style-name="gr2" draw:text-style-name="P4" svg:width="0.4067in" svg:height="0.3335in" svg:x="4.2752in" svg:y="0.2366in"><text:p/></draw:rect><draw:rect text:anchor-type="paragraph" draw:z-index="31" draw:style-name="gr2" draw:text-style-name="P4" svg:width="0.4067in" svg:height="0.3335in" svg:x="0.8165in" svg:y="0.1846in"><text:p/></draw:rect><draw:rect text:anchor-type="paragraph" draw:z-index="30" draw:style-name="gr2" draw:text-style-name="P4" svg:width="0.4067in" svg:height="0.3335in" svg:x="0.1709in" svg:y="0.1846in"><text:p text:style-name="P4">mo01</text:p></draw:rect><draw:rect text:anchor-type="paragraph" draw:z-index="33" draw:style-name="gr3" draw:text-style-name="P4" svg:width="0.4067in" svg:height="0.3335in" svg:x="2.0146in" svg:y="0.1764in"><text:p/></draw:rect><draw:rect text:anchor-type="paragraph" draw:z-index="34" draw:style-name="gr3" draw:text-style-name="P4" svg:width="0.4067in" svg:height="0.3335in" svg:x="2.6291in" svg:y="0.1866in"><text:p/></draw:rect></text:p>
      <text:p text:style-name="Standard"><draw:rect text:anchor-type="paragraph" draw:z-index="35" draw:style-name="gr3" draw:text-style-name="P4" svg:width="0.4067in" svg:height="0.3335in" svg:x="5.9417in" svg:y="0.022in"><text:p/></draw:rect><draw:rect text:anchor-type="paragraph" draw:z-index="36" draw:style-name="gr3" draw:text-style-name="P4" svg:width="0.4067in" svg:height="0.3335in" svg:x="6.5665in" svg:y="0.0161in"><text:p/></draw:rect></text:p>
      <text:p text:style-name="Standard"/>
      <text:p text:style-name="Standard"/>
      <text:p text:style-name="Standard"><draw:rect text:anchor-type="paragraph" draw:z-index="0" draw:style-name="gr1" draw:text-style-name="P4" svg:width="6.698in" svg:height="0.9898in" svg:x="0.0563in" svg:y="0.0555in"><text:p text:style-name="P4">Entity=mo01 type=node BitmapPosition=1 Selected=false SocketsPerNode=2</text:p><text:p text:style-name="P4"><text:s/>CoresPerSocket=4 CoresRemaining=3 SocketsRemaining=0 </text:p><text:p text:style-name="P4"/><text:p text:style-name="P4">FreeMemory=250M AllocatedMemory=500M </text:p></draw:rect></text:p>
      <text:p text:style-name="Standard"><draw:line text:anchor-type="paragraph" draw:z-index="14" draw:style-name="gr5" draw:text-style-name="P4" svg:x1="2.4209in" svg:y1="2.3744in" svg:x2="2.3583in" svg:y2="5.187in"><text:p/></draw:line><draw:line text:anchor-type="paragraph" draw:z-index="13" draw:style-name="gr5" draw:text-style-name="P4" svg:x1="2.0669in" svg:y1="2.3744in" svg:x2="1.7543in" svg:y2="4.3827in"><text:p/></draw:line><draw:line text:anchor-type="paragraph" draw:z-index="12" draw:style-name="gr5" draw:text-style-name="P4" svg:x1="1.598in" svg:y1="2.3744in" svg:x2="1.2646in" svg:y2="3.7244in"><text:p/></draw:line><draw:line text:anchor-type="paragraph" draw:z-index="11" draw:style-name="gr5" draw:text-style-name="P4" svg:x1="0.7646in" svg:y1="2.3744in" svg:x2="0.2228in" svg:y2="3.0433in"><text:p/></draw:line><draw:rect text:anchor-type="paragraph" draw:z-index="8" draw:style-name="gr4" draw:text-style-name="P4" svg:width="3.7189in" svg:height="0.9287in" svg:x="3.6083in" svg:y="4.152in"><text:p text:style-name="P4">Entity=co01 type=core Selected=false CR_Type=True<text:line-break/>Allocated=true Allocated_Job_ID=12</text:p></draw:rect><draw:rect text:anchor-type="paragraph" draw:z-index="7" draw:style-name="gr1" draw:text-style-name="P4" svg:width="3.7189in" svg:height="0.9287in" svg:x="3.6189in" svg:y="2.852in"><text:p text:style-name="P4">Entity=co00 type=core Selected=false <text:line-break/>Allocated=false Allocated_Job_ID=No_VAL <text:line-break/>ThreadsPerCore=1</text:p></draw:rect><draw:rect text:anchor-type="paragraph" draw:z-index="5" draw:style-name="gr3" draw:text-style-name="P4" svg:width="1.1441in" svg:height="0.4921in" svg:x="1.5063in" svg:y="5.1866in"><text:p/></draw:rect><draw:rect text:anchor-type="paragraph" draw:z-index="4" draw:style-name="gr3" draw:text-style-name="P4" svg:width="1.063in" svg:height="0.5669in" svg:x="1.0043in" svg:y="4.3827in"><text:p/></draw:rect><draw:rect text:anchor-type="paragraph" draw:z-index="3" draw:style-name="gr2" draw:text-style-name="P4" svg:width="1.1358in" svg:height="0.5587in" svg:x="0.4626in" svg:y="3.7244in"><text:p text:style-name="P4">co01</text:p></draw:rect><draw:rect text:anchor-type="paragraph" draw:z-index="6" draw:style-name="gr1" draw:text-style-name="P4" svg:width="1.2189in" svg:height="0.6043in" svg:x="-0.2043in" svg:y="3.0429in"><text:p text:style-name="P4">co00</text:p></draw:rect><draw:line text:anchor-type="paragraph" draw:z-index="10" draw:style-name="gr5" draw:text-style-name="P4" svg:x1="4.5772in" svg:y1="0.8535in" svg:x2="5.6709in" svg:y2="1.4161in"><text:p/></draw:line><draw:line text:anchor-type="paragraph" draw:z-index="9" draw:style-name="gr5" draw:text-style-name="P4" svg:x1="1.848in" svg:y1="0.8535in" svg:x2="1.0354in" svg:y2="1.4992in"><text:p/></draw:line><draw:rect text:anchor-type="paragraph" draw:z-index="2" draw:style-name="gr1" draw:text-style-name="P4" svg:width="2.7606in" svg:height="0.813in" svg:x="4.202in" svg:y="1.4161in"><text:p text:style-name="P4">Entity=so01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" draw:style-name="gr1" draw:text-style-name="P4" svg:width="3.3858in" svg:height="0.8752in" svg:x="-0.1417in" svg:y="0.1575in"><text:p text:style-name="P4">Entity=so00 type=socket Selected=True <text:line-break/>CoresRemaining=1 <text:line-break/></text:p><text:p text:style-name="P4">Allocated:NO_VAL AllocatedJobID:NO_VAL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I want a Layout tree with the structure like above and do manipulation without network and switch details. I hope we have to keep up network Layout tree separately for Network related operations.</text:p>
      <text:p text:style-name="P1"/>
      <text:p text:style-name="P2">Src/layouts/cons_res_partition</text:p>
      <text:p text:style-name="P2"/>
      <text:p text:style-name="P3">src/cons_r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1:58:36.090915395</meta:creation-date>
    <dc:date>2015-03-19T12:32:31.852418407</dc:date>
    <meta:editing-duration>P2DT29M37S</meta:editing-duration>
    <meta:editing-cycles>45</meta:editing-cycles>
    <meta:generator>LibreOffice/4.2.7.2$Linux_X86_64 LibreOffice_project/420m0$Build-2</meta:generator>
    <meta:document-statistic meta:table-count="0" meta:image-count="0" meta:object-count="0" meta:page-count="2" meta:paragraph-count="3" meta:word-count="35" meta:character-count="238" meta:non-whitespace-character-count="206"/>
  </office:meta>
</office:document-meta>
</file>